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41in" style:rel-column-width="635*"/>
    </style:style>
    <style:style style:name="Table1.B" style:family="table-column">
      <style:table-column-properties style:column-width="6.484in" style:rel-column-width="933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none" fo:border-right="0.0007in solid #000000" fo:border-top="none" fo:border-bottom="0.0007in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eck list of features we are thinking of putting on the website in no particular order: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>Large image featuring space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Video tour or Gallery of images of the space-possibly in rotation on top of landing page 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Separate blog page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Reach us/take a tour/Join/FAQ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Win a day pass?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Community: Open office hours for lawyer/mentor/advisor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Demo day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Night classes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Lectures/events/hackathon/happy hour/networking Friday/bring a friend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Location (map)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Flexibility: tenant versus community member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pricing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Calendar to book rooms, events?--Could be a feature to add later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Testimonials from previous and existing tenants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Partners/logos/information-can we use partners logos to feature them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Possible monthly highlight on new partner?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Perks (coffee, tea, food), wifi, furnitures, lights, mayor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Team (for Labs: Mark, Kevin,Andrea, Tong and Chris)?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Footer (social media links, tweet feeds if still possible: Dan can go over that 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2T10:55:06</meta:creation-date>
    <meta:document-statistic meta:table-count="1" meta:image-count="0" meta:object-count="0" meta:page-count="1" meta:paragraph-count="20" meta:word-count="132" meta:character-count="885"/>
    <dc:date>2013-07-02T11:23:08</dc:date>
    <meta:editing-duration>PT12M22S</meta:editing-duration>
    <meta:editing-cycles>1</meta:editing-cycles>
    <meta:generator>OpenOffice.org/3.4.1$Unix OpenOffice.org_project/341m1$Build-9593</meta:generator>
  </office:meta>
</office:document-meta>
</file>